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5.95cm" fo:min-width="16.5cm"/>
    </style:style>
    <style:style style:name="gr2" style:family="graphic" style:parent-style-name="standard">
      <style:graphic-properties draw:textarea-horizontal-align="justify" draw:textarea-vertical-align="top" draw:auto-grow-height="false" fo:min-height="22.75cm" fo:min-width="14.5cm"/>
    </style:style>
    <style:style style:name="gr3" style:family="graphic" style:parent-style-name="standard">
      <style:graphic-properties draw:textarea-horizontal-align="justify" draw:textarea-vertical-align="top" draw:auto-grow-height="false" fo:min-height="12.85cm" fo:min-width="12.6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6cm"/>
    </style:style>
    <style:style style:name="gr5" style:family="graphic" style:parent-style-name="standard">
      <style:graphic-properties draw:textarea-horizontal-align="justify" draw:textarea-vertical-align="top" draw:auto-grow-height="false" fo:min-height="1.45cm" fo:min-width="5.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1.15cm" fo:min-width="12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26.2cm" svg:x="1.7cm" svg:y="1.6cm">
          <text:p text:style-name="P1">Entity(Colony/Ship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cm" svg:height="23cm" svg:x="3.1cm" svg:y="3.4cm">
          <text:p text:style-name="P2">DataBlob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cm" svg:height="13.1cm" svg:x="4.8cm" svg:y="4.7cm">
          <text:p text:style-name="P2">ComponentInstancesDB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5cm" svg:height="1.6cm" svg:x="11cm" svg:y="7.9cm">
          <text:p text:style-name="P1">Entity</text:p>
          <text:p text:style-name="P1">(ComponentInstanc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6.2cm" svg:height="1.7cm" svg:x="7.2cm" svg:y="5.9cm">
          <text:p text:style-name="P1">Entity</text:p>
          <text:p text:style-name="P1">(ComponentDesign)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5cm" svg:height="1.6cm" svg:x="11cm" svg:y="9.7cm">
          <text:p text:style-name="P1">Entity</text:p>
          <text:p text:style-name="P1">(ComponentInstance)</text:p>
          <draw:enhanced-geometry svg:viewBox="0 0 21600 21600" draw:type="rectangle" draw:enhanced-path="M 0 0 L 21600 0 21600 21600 0 21600 0 0 Z N"/>
        </draw:custom-shape>
        <draw:connector draw:style-name="gr6" draw:text-style-name="P1" xml:id="id2" draw:id="id2" draw:layer="layout" draw:line-skew="-0.586cm" svg:x1="10.3cm" svg:y1="7.6cm" svg:x2="10.289cm" svg:y2="10.47cm" draw:start-shape="id1" svg:d="M10300 7600v1100h-11v1770" svg:viewBox="0 0 12 2871">
          <text:p/>
        </draw:connector>
        <draw:connector draw:style-name="gr6" draw:text-style-name="P1" draw:layer="layout" svg:x1="10.294cm" svg:y1="8.7cm" svg:x2="11cm" svg:y2="8.7cm" draw:start-shape="id2" draw:start-glue-point="0" draw:end-shape="id3" draw:end-glue-point="3" svg:d="M10294 8700h706" svg:viewBox="0 0 707 1">
          <text:p/>
        </draw:connector>
        <draw:connector draw:style-name="gr6" draw:text-style-name="P1" draw:layer="layout" svg:x1="10.289cm" svg:y1="10.47cm" svg:x2="11cm" svg:y2="10.5cm" draw:start-shape="id2" draw:start-glue-point="3" draw:end-shape="id4" draw:end-glue-point="3" svg:d="M10289 10470v30h711" svg:viewBox="0 0 712 31">
          <text:p/>
        </draw:connector>
        <draw:custom-shape draw:style-name="gr4" draw:text-style-name="P1" xml:id="id7" draw:id="id7" draw:layer="layout" svg:width="6.5cm" svg:height="1.6cm" svg:x="11cm" svg:y="13.6cm">
          <text:p text:style-name="P1">Entity</text:p>
          <text:p text:style-name="P1">(ComponentInstance)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2cm" svg:height="1.7cm" svg:x="7.2cm" svg:y="11.6cm">
          <text:p text:style-name="P1">Entity</text:p>
          <text:p text:style-name="P1">(ComponentDesign)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6.5cm" svg:height="1.6cm" svg:x="11cm" svg:y="15.4cm">
          <text:p text:style-name="P1">Entity</text:p>
          <text:p text:style-name="P1">(ComponentInstance)</text:p>
          <draw:enhanced-geometry svg:viewBox="0 0 21600 21600" draw:type="rectangle" draw:enhanced-path="M 0 0 L 21600 0 21600 21600 0 21600 0 0 Z N"/>
        </draw:custom-shape>
        <draw:connector draw:style-name="gr6" draw:text-style-name="P1" xml:id="id6" draw:id="id6" draw:layer="layout" draw:line-skew="-0.586cm" svg:x1="10.3cm" svg:y1="13.3cm" svg:x2="10.289cm" svg:y2="16.17cm" draw:start-shape="id5" svg:d="M10300 13300v1100h-11v1770" svg:viewBox="0 0 12 2871">
          <text:p/>
        </draw:connector>
        <draw:connector draw:style-name="gr6" draw:text-style-name="P1" draw:layer="layout" svg:x1="10.294cm" svg:y1="14.4cm" svg:x2="11cm" svg:y2="14.4cm" draw:start-shape="id6" draw:start-glue-point="0" draw:end-shape="id7" draw:end-glue-point="3" svg:d="M10294 14400h706" svg:viewBox="0 0 707 1">
          <text:p/>
        </draw:connector>
        <draw:connector draw:style-name="gr6" draw:text-style-name="P1" draw:layer="layout" svg:x1="10.289cm" svg:y1="16.17cm" svg:x2="11cm" svg:y2="16.2cm" draw:start-shape="id6" draw:start-glue-point="3" draw:end-shape="id8" draw:end-glue-point="3" svg:d="M10289 16170v30h711" svg:viewBox="0 0 712 31">
          <text:p/>
        </draw:connector>
        <draw:custom-shape draw:style-name="gr7" draw:text-style-name="P2" draw:layer="layout" svg:width="13.1cm" svg:height="1.4cm" svg:x="4.8cm" svg:y="18.1cm">
          <text:p text:style-name="P2">CargoDB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1cm" svg:height="1.4cm" svg:x="4.8cm" svg:y="19.8cm">
          <text:p text:style-name="P2">NameD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09:53:50.760492530</meta:creation-date>
    <dc:date>2017-01-21T15:33:04.968858418</dc:date>
    <meta:editing-duration>PT10M29S</meta:editing-duration>
    <meta:editing-cycles>2</meta:editing-cycles>
    <meta:generator>LibreOffice/5.1.4.2$Linux_X86_64 LibreOffice_project/10m0$Build-2</meta:generator>
    <meta:document-statistic meta:object-count="17"/>
  </office:meta>
</office:document-meta>
</file>